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Ele Vem</text:p>
      <text:p text:style-name="P1"></text:p>
      <text:p text:style-name="P1"><text:span text:style-name="T1">Intro:</text:span> G D C D (2 x)</text:p>
      <text:p text:style-name="P1"><text:span text:style-name="T1">Bpm:</text:span> <text:s/>120<text:tab/></text:p>
      <text:p text:style-name="P1"></text:p>
      <text:p text:style-name="P1">Primeira parte:</text:p>
      <text:p text:style-name="P1"><text:s text:c="5"/>G <text:s text:c="16"/><text:tab/> D</text:p>
      <text:p text:style-name="P1">O tempo de cantar chegou, </text:p>
      <text:p text:style-name="P1"><text:s text:c="4"/>C <text:s text:c="15"/><text:tab/> <text:s text:c="12"/>D</text:p>
      <text:p text:style-name="P1">o tempo de dançar chegou</text:p>
      <text:p text:style-name="P1"><text:s text:c="4"/>G <text:s text:c="29"/>D</text:p>
      <text:p text:style-name="P1">O tempo de cantar chegou, </text:p>
      <text:p text:style-name="P1"><text:s text:c="4"/>C <text:s text:c="30"/>D</text:p>
      <text:p text:style-name="P1">o tempo de dançar chegou</text:p>
      <text:p text:style-name="P1"></text:p>
      <text:p text:style-name="P1">Pré-refrão:</text:p>
      <text:p text:style-name="P1"><text:s text:c="10"/>G <text:s text:c="9"/><text:tab/> <text:s text:c="4"/>D <text:s text:c="30"/>C <text:s text:c="6"/></text:p>
      <text:p text:style-name="P1">E Ele vem, e Ele vem saltando pelos montes</text:p>
      <text:p text:style-name="P1"><text:s text:c="10"/>G <text:s text:c="15"/>D <text:s text:c="9"/><text:tab/> <text:s text:c="14"/>C <text:s text:c="2"/></text:p>
      <text:p text:style-name="P1">E Ele vem, e Ele vem saltando pelos montes</text:p>
      <text:p text:style-name="P1"><text:s text:c="20"/>G <text:s text:c="23"/>D <text:s text:c="39"/>C</text:p>
      <text:p text:style-name="P1">E os seus cabelos, os seus cabelos são brancos como a neve</text:p>
      <text:p text:style-name="P1"><text:s text:c="19"/>G <text:s text:c="21"/>D <text:s text:c="22"/><text:tab/><text:tab/> <text:s text:c="3"/>C</text:p>
      <text:p text:style-name="P1">Os seus cabelos, os seus cabelos são brancos como a neve</text:p>
      <text:p text:style-name="P1"><text:s text:c="3"/><text:tab/> <text:s text:c="6"/>G <text:s text:c="16"/><text:tab/>D <text:s text:c="10"/>C</text:p>
      <text:p text:style-name="P1">E nos seus olhos, e nos seus olhos há fogo!!!</text:p>
      <text:p text:style-name="P1"></text:p>
      <text:p text:style-name="P1">Refrão:</text:p>
      <text:p text:style-name="P1"><text:tab/>G <text:s text:c="7"/><text:tab/><text:tab/> <text:s text:c="2"/>D</text:p>
      <text:p text:style-name="P1">Incendeia Senhor a sua noiva</text:p>
      <text:p text:style-name="P1"><text:s/><text:tab/>C <text:s text:c="8"/><text:tab/><text:tab/> <text:s text:c="2"/>Em <text:s text:c="3"/>D</text:p>
      <text:p text:style-name="P1">Incendeia Senhor a sua igre-eja</text:p>
      <text:p text:style-name="P1"><text:s text:c="8"/>G <text:s text:c="15"/><text:tab/> <text:s text:c="3"/>D</text:p>
      <text:p text:style-name="P1">Incendeia Senhor a sua casa</text:p>
      <text:p text:style-name="P1"><text:s text:c="8"/><text:tab/> <text:s text:c="6"/>C <text:s text:c="3"/>G/B <text:s text:c="2"/>Am <text:s text:c="5"/>G</text:p>
      <text:p text:style-name="P1">Vem me incen - di - ar</text:p>
      <text:p text:style-name="P1"></text:p>
      <text:p text:style-name="P1">----------------- Acordes -----------------</text:p>
      <text:p text:style-name="P1">G5 = 3 5 5 X X X</text:p>
      <text:p text:style-name="P1">Am = X 0 2 2 1 0</text:p>
      <text:p text:style-name="P1">C = X 3 2 0 1 0</text:p>
      <text:p text:style-name="P1">D = X X 0 2 3 2</text:p>
      <text:p text:style-name="P1">D9 = X X 0 2 3 0</text:p>
      <text:p text:style-name="P1">Em = 0 2 2 0 0 0</text:p>
      <text:p text:style-name="P1">F5 = 1 3 3 X X X</text:p>
      <text:p text:style-name="P1">G = 3 2 0 0 0 3</text:p>
      <text:p text:style-name="P1">G/B = X 2 0 0 3 3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0T10:00:13</meta:creation-date>
    <dc:date>2016-04-20T10:29:28</dc:date>
    <meta:editing-duration>PT13M45S</meta:editing-duration>
    <meta:editing-cycles>4</meta:editing-cycles>
    <meta:generator>OpenOffice/4.1.2$Linux OpenOffice.org_project/412m3$Build-9782</meta:generator>
    <meta:document-statistic meta:table-count="0" meta:image-count="0" meta:object-count="0" meta:page-count="1" meta:paragraph-count="47" meta:word-count="217" meta:character-count="1316"/>
  </office:meta>
</office:document-meta>
</file>